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03cm" fo:min-width="2.201cm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3cm"/>
    </style:style>
    <style:style style:name="gr6" style:family="graphic" style:parent-style-name="standard">
      <style:graphic-properties svg:stroke-color="#ee3467" draw:fill-color="#ee3467" draw:textarea-horizontal-align="justify" draw:textarea-vertical-align="middle" draw:auto-grow-height="false" fo:min-height="2.794cm" fo:min-width="0cm"/>
    </style:style>
    <style:style style:name="gr7" style:family="graphic" style:parent-style-name="standard">
      <style:graphic-properties draw:stroke="none" svg:stroke-color="#000000" draw:fill="none" draw:fill-color="#ffffff" fo:min-height="1.025cm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5.1cm"/>
    </style:style>
    <style:style style:name="gr9" style:family="graphic" style:parent-style-name="standard">
      <style:graphic-properties draw:textarea-horizontal-align="justify" draw:textarea-vertical-align="middle" draw:auto-grow-height="false" fo:min-height="1.674cm" fo:min-width="5.1cm"/>
    </style:style>
    <style:style style:name="gr10" style:family="graphic" style:parent-style-name="standard">
      <style:graphic-properties draw:stroke="none" svg:stroke-color="#000000" draw:fill="none" draw:fill-color="#ffffff" fo:min-height="2.447cm"/>
    </style:style>
    <style:style style:name="gr11" style:family="graphic" style:parent-style-name="standard">
      <style:graphic-properties draw:stroke="none" svg:stroke-color="#000000" draw:fill="none" draw:fill-color="#ffffff" fo:min-height="1.537cm"/>
    </style:style>
    <style:style style:name="gr12" style:family="graphic" style:parent-style-name="standard">
      <style:graphic-properties svg:stroke-color="#ee3467" draw:fill-color="#ee3467" draw:textarea-horizontal-align="justify" draw:textarea-vertical-align="middle" draw:auto-grow-height="false" fo:min-height="0.888cm" fo:min-width="0cm"/>
    </style:style>
    <style:style style:name="gr1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top="0cm" fo:margin-bottom="0.5cm"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ee3467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3.7cm" svg:x="4.5cm" svg:y="1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draw:layer="layout" svg:width="2.5cm" svg:height="1.7cm" svg:x="4.9cm" svg:y="3.4cm">
          <draw:text-box>
            <text:p><text:span text:style-name="T1">API</text:span></text:p>
          </draw:text-box>
        </draw:frame>
        <draw:custom-shape draw:style-name="gr1" draw:text-style-name="P3" draw:layer="layout" svg:width="2.7cm" svg:height="3.7cm" svg:x="12.6cm" svg:y="1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2" draw:layer="layout" svg:width="2.5cm" svg:height="1.7cm" svg:x="13cm" svg:y="3.4cm">
          <draw:text-box>
            <text:p><text:span text:style-name="T1">API</text:span></text:p>
          </draw:text-box>
        </draw:frame>
        <draw:line draw:style-name="gr3" draw:text-style-name="P4" draw:layer="layout" svg:x1="1.9cm" svg:y1="6cm" svg:x2="18.7cm" svg:y2="6cm">
          <text:p/>
        </draw:line>
        <draw:frame draw:style-name="gr4" draw:text-style-name="P5" draw:layer="layout" svg:width="4.8cm" svg:height="2cm" svg:x="7.5cm" svg:y="4.9cm">
          <draw:text-box>
            <text:p text:style-name="P1"><text:span text:style-name="T2">Back-end</text:span></text:p>
          </draw:text-box>
        </draw:frame>
        <draw:frame draw:style-name="gr4" draw:text-style-name="P5" draw:layer="layout" svg:width="4.8cm" svg:height="2cm" svg:x="7.5cm" svg:y="6.1cm">
          <draw:text-box>
            <text:p text:style-name="P1"><text:span text:style-name="T2">Front-end</text:span></text:p>
          </draw:text-box>
        </draw:frame>
        <draw:custom-shape draw:style-name="gr5" draw:text-style-name="P1" draw:layer="layout" svg:width="3.5cm" svg:height="1.8cm" svg:x="4.1cm" svg:y="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8cm" svg:height="3.8cm" svg:x="5.5cm" svg:y="4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5cm" svg:height="1.8cm" svg:x="12.2cm" svg:y="7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8cm" svg:height="3.8cm" svg:x="13.601cm" svg:y="4.4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7" draw:layer="layout" svg:width="4.4cm" svg:height="1.275cm" svg:x="3.7cm" svg:y="8.139cm">
          <draw:text-box>
            <text:p text:style-name="P1"><text:span text:style-name="T3">Méthode requêtant l’API</text:span></text:p>
          </draw:text-box>
        </draw:frame>
        <draw:frame draw:style-name="gr7" draw:text-style-name="P7" draw:layer="layout" svg:width="4.4cm" svg:height="1.275cm" svg:x="11.8cm" svg:y="8.14cm">
          <draw:text-box>
            <text:p text:style-name="P1"><text:span text:style-name="T3">Méthode requêtant l’API</text:span></text:p>
          </draw:text-box>
        </draw:frame>
        <draw:custom-shape draw:style-name="gr8" draw:text-style-name="P1" draw:layer="layout" svg:width="5.6cm" svg:height="3cm" svg:x="3.1cm" svg:y="10.3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6cm" svg:height="1.924cm" svg:x="11.2cm" svg:y="10.37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4cm" svg:height="2.697cm" svg:x="3.2cm" svg:y="10.54cm">
          <draw:text-box>
            <text:p text:style-name="P1"><text:span text:style-name="T3">Composant :</text:span></text:p>
            <text:p text:style-name="P1"><text:span text:style-name="T3"/></text:p>
            <text:p text:style-name="P8"><text:span text:style-name="T4">- récupère les données</text:span></text:p>
            <text:p text:style-name="P8"><text:span text:style-name="T4"/></text:p>
            <text:p text:style-name="P8"><text:span text:style-name="T4">- génère le rendu</text:span></text:p>
          </draw:text-box>
        </draw:frame>
        <draw:frame draw:style-name="gr11" draw:text-style-name="P7" draw:layer="layout" svg:width="5.4cm" svg:height="1.787cm" svg:x="11.2cm" svg:y="10.541cm">
          <draw:text-box>
            <text:p text:style-name="P1"><text:span text:style-name="T3">Container :</text:span></text:p>
            <text:p text:style-name="P1"><text:span text:style-name="T3"/></text:p>
            <text:p text:style-name="P8"><text:span text:style-name="T4">- récupère les données</text:span></text:p>
          </draw:text-box>
        </draw:frame>
        <draw:custom-shape draw:style-name="gr9" draw:text-style-name="P1" draw:layer="layout" svg:width="5.6cm" svg:height="1.924cm" svg:x="11.2cm" svg:y="13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9cm" svg:height="1.3cm" svg:x="5.51cm" svg:y="9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79cm" svg:height="1.3cm" svg:x="13.611cm" svg:y="9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79cm" svg:height="1.3cm" svg:x="13.612cm" svg:y="12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5.4cm" svg:height="1.787cm" svg:x="11.2cm" svg:y="13.342cm">
          <draw:text-box>
            <text:p text:style-name="P1"><text:span text:style-name="T3">Composant :</text:span></text:p>
            <text:p text:style-name="P1"><text:span text:style-name="T3"/></text:p>
            <text:p text:style-name="P8"><text:span text:style-name="T4">- génère le rendu</text:span></text:p>
          </draw:text-box>
        </draw:frame>
        <draw:line draw:style-name="gr13" draw:text-style-name="P4" draw:layer="layout" svg:x1="2cm" svg:y1="2cm" svg:x2="9.8cm" svg:y2="13.6cm">
          <text:p/>
        </draw:line>
        <draw:line draw:style-name="gr14" draw:text-style-name="P4" draw:layer="layout" svg:x1="9.8cm" svg:y1="1.8cm" svg:x2="2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 Laval</meta:initial-creator>
    <meta:creation-date>2017-12-04T10:55:34.760000000</meta:creation-date>
    <dc:date>2017-12-04T15:11:34.581000000</dc:date>
    <dc:creator>Nico Laval</dc:creator>
    <meta:editing-duration>PT5M56S</meta:editing-duration>
    <meta:editing-cycles>2</meta:editing-cycles>
    <meta:generator>LibreOffice/5.2.6.2$Windows_X86_64 LibreOffice_project/a3100ed2409ebf1c212f5048fbe377c281438fdc</meta:generator>
    <meta:document-statistic meta:object-count="24"/>
  </office:meta>
</office:document-meta>
</file>